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ade </text:p>
          </table:table-cell>
          <table:table-cell office:value-type="string" calcext:value-type="string">
            <text:p>morada </text:p>
          </table:table-cell>
          <table:table-cell office:value-type="string" calcext:value-type="string">
            <text:p>codigo postal 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nif</text:p>
          </table:table-cell>
          <table:table-cell office:value-type="string" calcext:value-type="string">
            <text:p>operador</text:p>
          </table:table-cell>
        </table:table-row>
        <table:table-row table:style-name="ro1">
          <table:table-cell office:value-type="string" calcext:value-type="string">
            <text:p>Ana Luis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vessa de cima nº 4</text:p>
          </table:table-cell>
          <table:table-cell office:value-type="string" calcext:value-type="string">
            <text:p>3040-034</text:p>
          </table:table-cell>
          <table:table-cell office:value-type="float" office:value="918484803" calcext:value-type="float">
            <text:p>918484803</text:p>
          </table:table-cell>
          <table:table-cell office:value-type="float" office:value="235838837" calcext:value-type="float">
            <text:p>235838837</text:p>
          </table:table-cell>
          <table:table-cell office:value-type="string" calcext:value-type="string">
            <text:p>meo</text:p>
          </table:table-cell>
        </table:table-row>
        <table:table-row table:style-name="ro1">
          <table:table-cell office:value-type="string" calcext:value-type="string">
            <text:p>Paulo Luis simo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do limoeiro nº 1000</text:p>
          </table:table-cell>
          <table:table-cell office:value-type="string" calcext:value-type="string">
            <text:p>2000-00</text:p>
          </table:table-cell>
          <table:table-cell office:value-type="float" office:value="920230200" calcext:value-type="float">
            <text:p>920230200</text:p>
          </table:table-cell>
          <table:table-cell office:value-type="float" office:value="239422349" calcext:value-type="float">
            <text:p>239422349</text:p>
          </table:table-cell>
          <table:table-cell office:value-type="string" calcext:value-type="string">
            <text:p>nos</text:p>
          </table:table-cell>
        </table:table-row>
        <table:table-row table:style-name="ro1">
          <table:table-cell office:value-type="string" calcext:value-type="string">
            <text:p>Rui costa Go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a 25 de abril</text:p>
          </table:table-cell>
          <table:table-cell office:value-type="string" calcext:value-type="string">
            <text:p>3040-010</text:p>
          </table:table-cell>
          <table:table-cell office:value-type="float" office:value="914030303" calcext:value-type="float">
            <text:p>914030303</text:p>
          </table:table-cell>
          <table:table-cell office:value-type="float" office:value="289382398" calcext:value-type="float">
            <text:p>289382398</text:p>
          </table:table-cell>
          <table:table-cell office:value-type="string" calcext:value-type="string">
            <text:p>Vodaf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e enee</meta:initial-creator>
    <meta:creation-date>2021-10-15T10:48:34.184250259</meta:creation-date>
    <dc:date>2021-10-15T11:32:22.995485903</dc:date>
    <dc:creator>ene enee</dc:creator>
    <meta:editing-duration>PT33M38S</meta:editing-duration>
    <meta:editing-cycles>1</meta:editing-cycles>
    <meta:document-statistic meta:table-count="1" meta:cell-count="28" meta:object-count="0"/>
    <meta:generator>LibreOffice/7.1.6.2.0$Linux_X86_64 LibreOffice_project/10$Build-2</meta:generator>
  </office:meta>
</office:document-meta>
</file>